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3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30">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29">
      <style:paragraph-properties fo:text-align="start" style:justify-single-word="false"/>
      <style:text-properties fo:color="#ff0000"/>
    </style:style>
    <style:style style:name="P77" style:family="paragraph" style:parent-style-name="Standard" style:list-style-name="L29">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3308306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2"><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43656638" text:style-name="L3">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161913324" text:style-name="L4">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022360912" text:style-name="L5">
        <text:list-item>
          <text:p text:style-name="P32">user_id (INTEGER, FK, NOT NULL)</text:p>
        </text:list-item>
        <text:list-item>
          <text:p text:style-name="P32">subject_id (INTEGER, FK, NOT NULL)</text:p>
        </text:list-item>
        <text:list-item>
          <text:p text:style-name="P70">more useful fields, like first_subject?</text:p>
        </text:list-item>
      </text:list>
      <text:p text:style-name="P1"><text:span text:style-name="T3">Model </text:span><text:span text:style-name="T2">UsersSubject </text:span><text:span text:style-name="T3">(associated to table users_subjects):</text:span></text:p>
      <text:list xml:id="list874233404" text:style-name="L6">
        <text:list-item>
          <text:p text:style-name="P33">validation of presence and numericality (int &gt; 0) of both foreign keys + validation of presence of both associated elements)</text:p>
        </text:list-item>
        <text:list-item>
          <text:p text:style-name="P33">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058698347" text:style-name="L7">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345571895" text:style-name="L8">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71">height and width for image?</text:p>
        </text:list-item>
      </text:list>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list xml:id="list236971707" text:style-name="L9">
        <text:list-item>
          <text:p text:style-name="P36">validation of presence of every field except duration</text:p>
        </text:list-item>
        <text:list-item>
          <text:p text:style-name="P36">validation of inclusion of public in [true, false] (it must be false if new_record?), and of sti_type in ['Video', 'Image', 'Audio']</text:p>
        </text:list-item>
        <text:list-item>
          <text:p text:style-name="P36">validation of numericality int &gt; 0 and presence of associated element for user_id</text:p>
        </text:list-item>
        <text:list-item>
          <text:p text:style-name="P36">validation of numericality if not null of duration</text:p>
        </text:list-item>
        <text:list-item>
          <text:p text:style-name="P36">validation that duration can't be null for video and audio, and must be null for image</text:p>
        </text:list-item>
        <text:list-item>
          <text:p text:style-name="P36">validation that publication_date must be null if private, and not null and in the right format if the element is public</text:p>
        </text:list-item>
        <text:list-item>
          <text:p text:style-name="P72">validation of length for string – text fields</text:p>
        </text:list-item>
      </text:list>
      <text:p text:style-name="P3"><text:soft-page-break/>This model has implemented a cascade destruction process for the tables reports (11), bookmarks (12) and taggings (15), but at level of ruby code, not in the database</text:p>
      <text:p text:style-name="P3">This model has a control that forbids destruction if public; once it is public, another validation, it can't be set to private again nor modified in any way.</text:p>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list xml:id="list315705337" text:style-name="L10">
        <text:list-item>
          <text:p text:style-name="P37">lesson_id (INTEGER, FK, NOT NULL – refers to table lessons (9))</text:p>
        </text:list-item>
        <text:list-item>
          <text:p text:style-name="P37">title (TEXT – may be null)</text:p>
        </text:list-item>
        <text:list-item>
          <text:p text:style-name="P37">text1 (TEXT – may be null)</text:p>
        </text:list-item>
        <text:list-item>
          <text:p text:style-name="P37">text2 (TEXT – may be null)</text:p>
        </text:list-item>
        <text:list-item>
          <text:p text:style-name="P37">position (INTEGER, NOT NULL – represents the position of the slide inside the lesson)</text:p>
        </text:list-item>
        <text:list-item>
          <text:p text:style-name="P37">type (ENUM ['cover', 'text1', 'text2', 'image1', 'image2', 'image3', 'audio1', 'audio2', 'video1', 'video2'] – represents the type of the slide)</text:p>
        </text:list-item>
      </text:list>
      <text:p text:style-name="P4">slide types:</text:p>
      <text:list xml:id="list732878035" text:style-name="L11">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3"><text:span text:style-name="T2">text2</text:span><text:span text:style-name="T3">: two smaller text areas</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text:span></text:p>
        </text:list-item>
        <text:list-item>
          <text:p text:style-name="P63"><text:span text:style-name="T2">image3</text:span><text:span text:style-name="T3">: a big picture</text:span></text:p>
        </text:list-item>
        <text:list-item>
          <text:p text:style-name="P63"><text:span text:style-name="T2">audio1</text:span><text:span text:style-name="T3">: small text area and a small audio player</text:span></text:p>
        </text:list-item>
        <text:list-item>
          <text:p text:style-name="P63"><text:span text:style-name="T2">audio2</text:span><text:span text:style-name="T3">: big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1032131938" text:style-name="L12">
        <text:list-item>
          <text:p text:style-name="P38">validation of presence of every field except title, text1 and text2</text:p>
        </text:list-item>
        <text:list-item>
          <text:p text:style-name="P38">validation that text2 must be null if the type is not text2</text:p>
        </text:list-item>
        <text:list-item>
          <text:p text:style-name="P38">validation of inclusion of type in ['cover', 'text1', 'text2', 'image1', 'image2', 'image3', 'audio1', 'audio2', 'video1', 'video2']</text:p>
        </text:list-item>
        <text:list-item>
          <text:p text:style-name="P73">validation of length of title</text:p>
        </text:list-item>
        <text:list-item>
          <text:p text:style-name="P38">validation of numericality of position and lesson_id, int &gt; 0</text:p>
        </text:list-item>
        <text:list-item>
          <text:p text:style-name="P38">validation of presence of associated lesson</text:p>
        </text:list-item>
        <text:list-item>
          <text:p text:style-name="P38">automatic system to recalculate positions after deletion, sort and similar slide operations</text:p>
        </text:list-item>
        <text:list-item>
          <text:p text:style-name="P38">it is not possible to delete the cover of a lesson, nor create a double of it, nor change its position from the standard value '1'</text:p>
        </text:list-item>
        <text:list-item>
          <text:p text:style-name="P38">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104843003" text:style-name="L13">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1871856036" text:style-name="L14">
        <text:list-item>
          <text:p text:style-name="P40">validation of presence of every field</text:p>
        </text:list-item>
        <text:list-item>
          <text:p text:style-name="P40"><text:soft-page-break/>validation of numericality int &gt; 0, and presence of associated fields, for media_element_id and slide_id</text:p>
        </text:list-item>
        <text:list-item>
          <text:p text:style-name="P40">validation of the type of the element depending on the type of slide</text:p>
        </text:list-item>
        <text:list-item>
          <text:p text:style-name="P40">validation of inclusion of position in [1, 2], and it can't be 2 if the slide type does not allow two elements</text:p>
        </text:list-item>
        <text:list-item>
          <text:p text:style-name="P40">validation of uniqueness of the triple [position, media_element_id, slide_id]</text:p>
        </text:list-item>
        <text:list-item>
          <text:p text:style-name="P40">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734274370" text:style-name="L15">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 needed to access the viewer of private lessons)</text:p>
        </text:list-item>
      </text:list>
      <text:p text:style-name="P3">This table has implemented automatic cascade destruction for the tables slides (7), virtual_classroom_lessons (13) and likes (10)</text:p>
      <text:p text:style-name="P1"><text:span text:style-name="T3">Model </text:span><text:span text:style-name="T2">Lesson</text:span><text:span text:style-name="T3"> (associated to table lessons):</text:span></text:p>
      <text:list xml:id="list474057959" text:style-name="L16">
        <text:list-item>
          <text:p text:style-name="P42">validation of presence of each field except for parent_id</text:p>
        </text:list-item>
        <text:list-item>
          <text:p text:style-name="P42">validation of numericality int &gt; 0 and presence of associated element for user_id, subject_id, school_level_id, and parent_id if not nil</text:p>
        </text:list-item>
        <text:list-item>
          <text:p text:style-name="P42">validation of inclusion of public and copied_not_modified in [true, false], public must be false if new_record?</text:p>
        </text:list-item>
        <text:list-item>
          <text:p text:style-name="P74">validation of length of description and text fields</text:p>
        </text:list-item>
        <text:list-item>
          <text:p text:style-name="P42">automatic creation of standard coverslide before save if new record</text:p>
        </text:list-item>
        <text:list-item>
          <text:p text:style-name="P42">validates that copied_and_modified and public can't be both true</text:p>
        </text:list-item>
        <text:list-item>
          <text:p text:style-name="P42">validation that token must be present if and only if the lesson is public</text:p>
        </text:list-item>
      </text:list>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40797984" text:style-name="L17">
        <text:list-item>
          <text:p text:style-name="P43">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text:span></text:p>
      <text:list xml:id="list1710072643" text:style-name="L18">
        <text:list-item>
          <text:p text:style-name="P44">validation of presence of each field</text:p>
        </text:list-item>
        <text:list-item>
          <text:p text:style-name="P44">validation of numericality int &gt; 0 and presence of associated element for user_id and lesson_id</text:p>
        </text:list-item>
        <text:list-item>
          <text:p text:style-name="P44">validation of uniqueness with scope for the couple [user_id, lesson_id]</text:p>
        </text:list-item>
        <text:list-item>
          <text:p text:style-name="P44">validation that an user can like only an element or lesson that does not belong to him and is <text:soft-page-break/>public</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list xml:id="list487193077" text:continue-list="list240797984" text:style-name="L17">
        <text:list-item>
          <text:p text:style-name="P43">user_id (INTEGER, FK, NOT NULL – user who likes)</text:p>
        </text:list-item>
        <text:list-item>
          <text:p text:style-name="P43">reportable_id (INTEGER, NOT NULL – reported object's id)</text:p>
        </text:list-item>
        <text:list-item>
          <text:p text:style-name="P43">reportable_type (ENUM ['MediaElement', 'Lesson'] – not null, unique index together with reportable_id and user_id)</text:p>
        </text:list-item>
        <text:list-item>
          <text:p text:style-name="P43">comment (TEXT, NOT NULL)</text:p>
        </text:list-item>
      </text:list>
      <text:p text:style-name="P1"><text:span text:style-name="T3">Model </text:span><text:span text:style-name="T2">Report</text:span><text:span text:style-name="T3"> (associated to table reports):</text:span></text:p>
      <text:list xml:id="list903272325" text:style-name="L19">
        <text:list-item>
          <text:p text:style-name="P45">validation of presence of each field</text:p>
        </text:list-item>
        <text:list-item>
          <text:p text:style-name="P45">validation of numericality int &gt; 0 and presence of associated element for user_id and reportable_id</text:p>
        </text:list-item>
        <text:list-item>
          <text:p text:style-name="P45">validation of uniqueness with scope for the triple [user_id, reportable_id, reportable_type]</text:p>
        </text:list-item>
        <text:list-item>
          <text:p text:style-name="P45">validation of inclusion reportable_type in ['MediaElement', 'Lesson']</text:p>
        </text:list-item>
        <text:list-item>
          <text:p text:style-name="P75">validation of length of comment</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bookmarks (12)</text:span><text:span text:style-name="T3"> (bookmark to see a lesson or a media element inside my own section):</text:span></text:p>
      <text:list xml:id="list1134814775" text:continue-list="list487193077" text:style-name="L17">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2109156445" text:style-name="L20">
        <text:list-item>
          <text:p text:style-name="P46">validation of presence of each field</text:p>
        </text:list-item>
        <text:list-item>
          <text:p text:style-name="P46">validation of numericality int &gt; 0 and presence of associated element for user_id and bookmarkable_id</text:p>
        </text:list-item>
        <text:list-item>
          <text:p text:style-name="P46">validation of uniqueness with scope for the triple [user_id, bookmarkable_id, bookmarkable_type]</text:p>
        </text:list-item>
        <text:list-item>
          <text:p text:style-name="P46">validation of inclusion bookmarkable_type in ['MediaElement', 'Lesson']</text:p>
        </text:list-item>
        <text:list-item>
          <text:p text:style-name="P46">validation that an user can bookmark only an element or lesson that does not belong to him and is public</text:p>
        </text:list-item>
      </text:list>
      <text:p text:style-name="P3">This model has implemented manual polymorphic associations (with cascade destructions) with the tables media_elements (6) and lessons (9)</text:p>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10860499" text:style-name="L21">
        <text:list-item>
          <text:p text:style-name="P47">lesson_id (INTEGER, FK, NOT NULL – refers to table lessons (9))</text:p>
        </text:list-item>
        <text:list-item>
          <text:p text:style-name="P47">user_id (INTEGER, FK, NOT NULL – refers to table users (1))</text:p>
        </text:list-item>
        <text:list-item>
          <text:p text:style-name="P47">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1082653588" text:style-name="L22">
        <text:list-item>
          <text:p text:style-name="P48">validation of presence of every field, except for position</text:p>
        </text:list-item>
        <text:list-item>
          <text:p text:style-name="P48"><text:soft-page-break/>validation of numericality int &gt; 0 and presence of associated element for lesson_id and user_id</text:p>
        </text:list-item>
        <text:list-item>
          <text:p text:style-name="P48">validation, if not null, of numericality of position, int &gt; 0</text:p>
        </text:list-item>
        <text:list-item>
          <text:p text:style-name="P48">automatic system of updating the positions</text:p>
        </text:list-item>
        <text:list-item>
          <text:p text:style-name="P48">validation of uniqueness with scope on the couple [user_id, lesson_id] and on the triple [user_id, lesson_id, position] if position not null</text:p>
        </text:list-item>
        <text:list-item>
          <text:p text:style-name="P48">validation that must exist bookmark before, or the lesson is mine (for media elements it is different, I can also use an element without having it in my bookmarks or my elements)</text:p>
        </text:list-item>
        <text:list-item>
          <text:p text:style-name="P48">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130138662" text:continue-list="list710860499" text:style-name="L21">
        <text:list-item>
          <text:p text:style-name="P47">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238639057" text:style-name="L23">
        <text:list-item>
          <text:p text:style-name="P49">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926420259" text:continue-list="list1134814775" text:style-name="L17">
        <text:list-item>
          <text:p text:style-name="P43">tag_id (INTEGER, FK, NOT NULL – relative tag)</text:p>
        </text:list-item>
        <text:list-item>
          <text:p text:style-name="P43">taggable_id (INTEGER, NOT NULL – tagged object's id)</text:p>
        </text:list-item>
        <text:list-item>
          <text:p text:style-name="P43">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2006737385" text:style-name="L24">
        <text:list-item>
          <text:p text:style-name="P50">validation of presence of each field</text:p>
        </text:list-item>
        <text:list-item>
          <text:p text:style-name="P50">validation of numericality int &gt; 0 and presence of associated element for tag_id and taggiable_id</text:p>
        </text:list-item>
        <text:list-item>
          <text:p text:style-name="P50">validation of uniqueness with scope for the triple [tag_id, taggable_id, taggable_type]</text:p>
        </text:list-item>
        <text:list-item>
          <text:p text:style-name="P50">validation of inclusion taggable_type in ['MediaElement', 'Lesson']</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notifications (16)</text:span><text:span text:style-name="T3"> (notification of events to the user):</text:span></text:p>
      <text:list xml:id="list1180430548" text:continue-list="list926420259" text:style-name="L17">
        <text:list-item>
          <text:p text:style-name="P43">user_id (INTEGER, FK, NOT NULL – relative tag)</text:p>
        </text:list-item>
        <text:list-item>
          <text:p text:style-name="P43">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253376280" text:style-name="L25">
        <text:list-item>
          <text:p text:style-name="P51">validation of presence of each field</text:p>
        </text:list-item>
        <text:list-item>
          <text:p text:style-name="P51">validation of inclusion seen in [true, false]</text:p>
        </text:list-item>
        <text:list-item>
          <text:p text:style-name="P51">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oft-page-break/><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02176079" text:style-name="L26">
        <text:list-item>
          <text:p text:style-name="P64"><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4"><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607827090" text:style-name="L27">
        <text:list-item>
          <text:p text:style-name="P65"><text:span text:style-name="T16">if an item is </text:span><text:span text:style-name="T13">private</text:span><text:span text:style-name="T15"> </text:span><text:span text:style-name="T16">it can be seen only by its owner</text:span></text:p>
        </text:list-item>
        <text:list-item>
          <text:p text:style-name="P65"><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364597595" text:style-name="L28">
        <text:list-item>
          <text:p text:style-name="P66"><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151101536" text:style-name="L29">
        <text:list-item>
          <text:p text:style-name="P76"><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6"><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7"><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7"><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7"><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7"><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7"><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7"><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331032348" text:style-name="L30">
        <text:list-item>
          <text:p text:style-name="P68">filter by subject (only for lessons)</text:p>
        </text:list-item>
        <text:list-item>
          <text:p text:style-name="P68">filter by school level (only for lessons)</text:p>
        </text:list-item>
        <text:list-item>
          <text:p text:style-name="P68">filter by format (only for media elements)</text:p>
        </text:list-item>
        <text:list-item>
          <text:p text:style-name="P68">filter by one or more tags (see <text:span text:style-name="T20">Section 2.7</text:span>)</text:p>
        </text:list-item>
      </text:list>
      <text:p text:style-name="P8"/>
      <text:p text:style-name="P5"/>
      <text:p text:style-name="P14">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833077529" text:style-name="L31">
        <text:list-item>
          <text:p text:style-name="P52">a list of active record objects representing lessons</text:p>
        </text:list-item>
        <text:list-item>
          <text:p text:style-name="P52">the extracting action who called the view</text:p>
        </text:list-item>
      </text:list>
      <text:p text:style-name="P3"/>
      <text:p text:style-name="P1"><text:span text:style-name="T18">The view is organized as follows</text:span><text:span text:style-name="T3">:</text:span></text:p>
      <text:list xml:id="list1554639769" text:style-name="L32">
        <text:list-item>
          <text:p text:style-name="P53">buttons to order the lessons according to their parameters (except for the suggested lessons)</text:p>
        </text:list-item>
        <text:list-item>
          <text:p text:style-name="P67"><text:span text:style-name="T3">for each lesson in the set, it is shown the single lesson partial, which receives as parameter the </text:span><text:span text:style-name="T2">visible lesson state</text:span></text:p>
        </text:list-item>
        <text:list-item>
          <text:p text:style-name="P53">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514950619" text:style-name="L33">
        <text:list-item>
          <text:p text:style-name="P54">preview + edit + publish + virtual classroom + destroy + copy</text:p>
        </text:list-item>
        <text:list-item>
          <text:p text:style-name="P54">preview + edit + destroy + a special color state (grey)</text:p>
        </text:list-item>
        <text:list-item>
          <text:p text:style-name="P54">preview + virtual classroom + remove + copy + like + report</text:p>
        </text:list-item>
        <text:list-item>
          <text:p text:style-name="P54">preview + like + add + report</text:p>
        </text:list-item>
        <text:list-item>
          <text:p text:style-name="P5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47189339" text:style-name="L34">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text:soft-page-break/>copy<text:span text:style-name="T1">: creates a clone of the lesson with all its slides and elements, with user_id = mine, and copied_and_not_modified switched to true</text:span></text:p>
        </text:list-item>
        <text:list-item>
          <text:p text:style-name="P61">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539524618" text:style-name="L35">
        <text:list-item>
          <text:p text:style-name="P55">preview + edit + destroy</text:p>
        </text:list-item>
        <text:list-item>
          <text:p text:style-name="P55">preview + add + report</text:p>
        </text:list-item>
        <text:list-item>
          <text:p text:style-name="P55">preview + edit + remove</text:p>
        </text:list-item>
      </text:list>
      <text:p text:style-name="P9"/>
      <text:p text:style-name="P4">Actions and consequences of each button for elements:</text:p>
      <text:list xml:id="list1365953764" text:continue-list="list947189339" text:style-name="L34">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ext:soft-page-break/>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07766703" text:style-name="L36">
        <text:list-item>
          <text:p text:style-name="P56">crop and cut parts of the image</text:p>
        </text:list-item>
        <text:list-item>
          <text:p text:style-name="P56">insert text, deciding font size, color and position</text:p>
        </text:list-item>
      </text:list>
      <text:p text:style-name="P3"/>
      <text:p text:style-name="P4">Actions available in the audio editor:</text:p>
      <text:list xml:id="list1791877916" text:style-name="L37">
        <text:list-item>
          <text:p text:style-name="P57">select different audio tracks (between my elements and public elements)</text:p>
        </text:list-item>
        <text:list-item>
          <text:p text:style-name="P57">cut audio tracks</text:p>
        </text:list-item>
        <text:list-item>
          <text:p text:style-name="P57">join audio tracks</text:p>
        </text:list-item>
        <text:list-item>
          <text:p text:style-name="P57">listen to the final audio track and decide whether saving it or not</text:p>
        </text:list-item>
      </text:list>
      <text:p text:style-name="P3"/>
      <text:p text:style-name="P4">Actions available in the video editor:</text:p>
      <text:list xml:id="list421194489" text:style-name="L38">
        <text:list-item>
          <text:p text:style-name="P58">select different videos (between my elements and public elements)</text:p>
        </text:list-item>
        <text:list-item>
          <text:p text:style-name="P58">cut videos</text:p>
        </text:list-item>
        <text:list-item>
          <text:p text:style-name="P58">join videos with a standard fade</text:p>
        </text:list-item>
        <text:list-item>
          <text:p text:style-name="P58">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823793770" text:style-name="L39">
        <text:list-item>
          <text:p text:style-name="P59">available media elements</text:p>
        </text:list-item>
        <text:list-item>
          <text:p text:style-name="P59">current slide to edit</text:p>
        </text:list-item>
        <text:list-item>
          <text:p text:style-name="P59">slides succession</text:p>
        </text:list-item>
        <text:list-item>
          <text:p text:style-name="P59">toolbar</text:p>
        </text:list-item>
      </text:list>
      <text:p text:style-name="P3"/>
      <text:p text:style-name="P3"/>
      <text:p text:style-name="P14">2.6 – Virtual classroom</text:p>
      <text:p text:style-name="P14"/>
      <text:p text:style-name="P3"><text:soft-page-break/>A lesson can appear in the virtual classroom only under the following conditions:</text:p>
      <text:list xml:id="list1999304795" text:style-name="L40">
        <text:list-item>
          <text:p text:style-name="P60">it has been created by me</text:p>
        </text:list-item>
        <text:list-item>
          <text:p text:style-name="P60">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ext:soft-page-break/>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ext:soft-page-break/>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ext:soft-page-break/>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0:19:53</dc:date>
    <dc:creator>Morgan Spa</dc:creator>
    <meta:editing-duration>PT16H52M10S</meta:editing-duration>
    <meta:editing-cycles>227</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05" meta:word-count="4638" meta:character-count="25492" meta:non-whitespace-character-count="23194"/>
  </office:meta>
</office:document-meta>
</file>